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BlinkMacSystemFont, 'Segoe UI', Roboto, Oxygen, Ubuntu, Cantarell, 'Fira Sans', 'Droid Sans', 'Helvetica Neue', sans-serif"/>
    <style:font-face style:name="var font-code" svg:font-family="'var font-code'"/>
    <style:font-face style:name="FreeSans1" svg:font-family="FreeSans" style:font-family-generic="swiss"/>
    <style:font-face style:name="Liberation Mono" svg:font-family="'Liberation Mono'" style:font-family-generic="modern" style:font-pitch="fixed"/>
    <style:font-face style:name="Archivo Black" svg:font-family="'Archivo Black'" style:font-pitch="variable"/>
    <style:font-face style:name="Archivo Narrow" svg:font-family="'Archivo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chivo Black" officeooo:rsid="00139df0" officeooo:paragraph-rsid="00139df0"/>
    </style:style>
    <style:style style:name="P2" style:family="paragraph" style:parent-style-name="Standard">
      <style:text-properties style:font-name="Archivo Narrow" fo:font-weight="normal" officeooo:rsid="00139df0" officeooo:paragraph-rsid="00139df0" style:font-weight-asian="normal" style:font-weight-complex="normal"/>
    </style:style>
    <style:style style:name="P3" style:family="paragraph" style:parent-style-name="Standard">
      <style:text-properties style:font-name="Archivo Narrow" fo:font-weight="normal" officeooo:rsid="0015202b" officeooo:paragraph-rsid="0015202b" style:font-weight-asian="normal" style:font-weight-complex="normal"/>
    </style:style>
    <style:style style:name="P4" style:family="paragraph" style:parent-style-name="Standard">
      <style:text-properties style:font-name="Archivo Narrow" fo:font-weight="normal" officeooo:rsid="0015b394" officeooo:paragraph-rsid="0015202b" style:font-weight-asian="normal" style:font-weight-complex="normal"/>
    </style:style>
    <style:style style:name="P5" style:family="paragraph" style:parent-style-name="Standard">
      <style:text-properties style:font-name="Archivo Narrow" fo:font-weight="normal" officeooo:rsid="0015b394" officeooo:paragraph-rsid="0015b394" style:font-weight-asian="normal" style:font-weight-complex="normal"/>
    </style:style>
    <style:style style:name="P6" style:family="paragraph" style:parent-style-name="Standard">
      <style:text-properties style:font-name="Archivo Narrow" fo:font-weight="bold" officeooo:rsid="0015b394" officeooo:paragraph-rsid="0015b394" style:font-weight-asian="bold" style:font-weight-complex="bold"/>
    </style:style>
    <style:style style:name="P7" style:family="paragraph" style:parent-style-name="Text_20_body">
      <style:text-properties style:font-name="Archivo Narrow" fo:font-weight="normal" officeooo:rsid="0015b394" officeooo:paragraph-rsid="0015b394" style:font-weight-asian="normal" style:font-weight-complex="normal"/>
    </style:style>
    <style:style style:name="P8" style:family="paragraph" style:parent-style-name="Text_20_body">
      <style:text-properties officeooo:paragraph-rsid="00182e1d"/>
    </style:style>
    <style:style style:name="P9" style:family="paragraph" style:parent-style-name="Text_20_body">
      <style:text-properties officeooo:rsid="00182e1d" officeooo:paragraph-rsid="00182e1d"/>
    </style:style>
    <style:style style:name="T1" style:family="text">
      <style:text-properties officeooo:rsid="0015b394"/>
    </style:style>
    <style:style style:name="T2" style:family="text">
      <style:text-properties fo:font-weight="bold" style:font-weight-asian="bold" style:font-weight-complex="bold"/>
    </style:style>
    <style:style style:name="T3" style:family="text">
      <style:text-properties fo:font-weight="bold" officeooo:rsid="00182e1d" style:font-weight-asian="bold" style:font-weight-complex="bold"/>
    </style:style>
    <style:style style:name="T4" style:family="text">
      <style:text-properties fo:font-variant="normal" fo:text-transform="none" fo:color="#1b1b1b" style:font-name="Inter" fo:font-size="12pt" fo:letter-spacing="normal" fo:font-style="normal"/>
    </style:style>
    <style:style style:name="T5" style:family="text">
      <style:text-properties fo:font-variant="normal" fo:text-transform="none" fo:color="#1b1b1b" style:font-name="Inter" fo:font-size="12pt" fo:letter-spacing="normal" fo:font-style="normal" fo:font-weight="normal"/>
    </style:style>
    <style:style style:name="T6" style:family="text">
      <style:text-properties fo:font-variant="normal" fo:text-transform="none" fo:color="#1b1b1b" style:font-name="Inter" fo:font-size="12pt" fo:letter-spacing="normal" fo:font-style="normal" officeooo:rsid="0015c0e9"/>
    </style:style>
    <style:style style:name="T7" style:family="text">
      <style:text-properties fo:font-variant="normal" fo:text-transform="none" fo:color="#1b1b1b" style:font-name="Inter" fo:font-size="12pt" fo:letter-spacing="normal" fo:font-style="normal" fo:font-weight="bold" officeooo:rsid="0015c0e9" style:font-weight-asian="bold" style:font-weight-complex="bold"/>
    </style:style>
    <style:style style:name="T8" style:family="text">
      <style:text-properties fo:font-variant="normal" fo:text-transform="none" fo:color="#1b1b1b" style:font-name="var font-code" fo:font-size="12pt" fo:letter-spacing="normal" fo:font-style="normal"/>
    </style:style>
    <style:style style:name="T9" style:family="text">
      <style:text-properties officeooo:rsid="00182e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de HTML - </text:p>
      <text:p text:style-name="P1"/>
      <text:p text:style-name="P1">HTML: Lenguajes de Marcas de Hipertexto</text:p>
      <text:p text:style-name="P1"/>
      <text:p text:style-name="P2">En un HTML se debe incluir los textos, links, llamados a imágenes y vídeos, y principalmente las etiquetas que estructuran el contenido de toda pagina web.</text:p>
      <text:p text:style-name="P2"/>
      <text:p text:style-name="P2">Algo muy importante para aclarar es que, todas las definiciones estéticas irán en la hoja de estilos CSS, y no en el documento HTML.</text:p>
      <text:p text:style-name="P2"/>
      <text:p text:style-name="P2">Sintaxis de ciertos Elementos: <text:span text:style-name="T1">(Dictionary)</text:span></text:p>
      <text:p text:style-name="P2"/>
      <text:p text:style-name="P6">Estructura Basica de un documento HTML:</text:p>
      <text:p text:style-name="P5"/>
      <text:p text:style-name="P5">&lt;!DOCTYPE html&gt;</text:p>
      <text:p text:style-name="P5"/>
      <text:p text:style-name="P5">&lt;html lang=” “&gt;</text:p>
      <text:p text:style-name="P5"><text:s text:c="4"/></text:p>
      <text:p text:style-name="P5"><text:s text:c="8"/>&lt;head&gt;</text:p>
      <text:p text:style-name="P5"><text:s text:c="21"/>&lt;meta chearset=”UTF-8”&gt;</text:p>
      <text:p text:style-name="P5"><text:s text:c="23"/></text:p>
      <text:p text:style-name="P5"><text:s text:c="22"/>&lt;meta name=”viewport” content=”width=device-width,</text:p>
      <text:p text:style-name="P5"><text:s text:c="2"/></text:p>
      <text:p text:style-name="P5">Initital-Scale=1”&gt;</text:p>
      <text:p text:style-name="P5"/>
      <text:p text:style-name="P5"><text:s text:c="2"/></text:p>
      <text:p text:style-name="P5"><text:s text:c="4"/>&lt;/head&gt;</text:p>
      <text:p text:style-name="P5"><text:s text:c="19"/>&lt;body&gt;</text:p>
      <text:p text:style-name="P5"><text:s text:c="27"/></text:p>
      <text:p text:style-name="P5"><text:s text:c="19"/>&lt;/body&gt;</text:p>
      <text:p text:style-name="P5"><text:s text:c="3"/>&lt;/html&gt;</text:p>
      <text:p text:style-name="P2"/>
      <text:p text:style-name="P2"/>
      <text:p text:style-name="P2"><text:span text:style-name="T2">Paragraph: </text:span>&lt;p&gt; <text:s text:c="2"/>Contenido &lt;/p&gt;</text:p>
      <text:p text:style-name="P2"/>
      <text:p text:style-name="P2"><text:span text:style-name="T2">Return Space: </text:span>&lt;br&gt;</text:p>
      <text:p text:style-name="P2"/>
      <text:p text:style-name="P2"><text:span text:style-name="T2">Headers (H1 to H6);</text:span> &lt;h1&gt; &lt;/h1&gt;</text:p>
      <text:p text:style-name="P2"/>
      <text:p text:style-name="P3"><text:span text:style-name="T2">Principal bases: </text:span>&lt;body&gt;&lt;/body&gt;</text:p>
      <text:p text:style-name="P3"/>
      <text:p text:style-name="P3">I<text:span text:style-name="T2">ndex start:</text:span> &lt;head&gt; &lt;/head&gt;</text:p>
      <text:p text:style-name="P3"/>
      <text:p text:style-name="P3"><text:span text:style-name="T2">Bold words:</text:span> &lt;strong&gt;&lt;/strong&gt;</text:p>
      <text:p text:style-name="P3"/>
      <text:p text:style-name="P3"><text:span text:style-name="T2">Highlight:</text:span> &lt;mark&gt;&lt;/mark&gt;</text:p>
      <text:p text:style-name="P3"/>
      <text:p text:style-name="P3"><text:span text:style-name="T2">images: </text:span>&lt;img src=”” alt=”” <text:s/>hegiht=”” Width=””&gt;</text:p>
      <text:p text:style-name="P3"/>
      <text:p text:style-name="P3"><text:span text:style-name="T2">Add link:</text:span> &lt;a href="Add link here"&gt;&lt;/a&gt;</text:p>
      <text:p text:style-name="P3"/>
      <text:p text:style-name="P6">Indentado: </text:p>
      <text:p text:style-name="P5"><text:soft-page-break/><text:s text:c="3"/></text:p>
      <text:p text:style-name="P5"><text:s text:c="4"/>&lt;main&gt;</text:p>
      <text:p text:style-name="P5"><text:s text:c="19"/>&lt;ul&gt;</text:p>
      <text:p text:style-name="P5"><text:s text:c="27"/>&lt;li&gt; contenido &lt;/li&gt; (Títulos en orden jerárquico)</text:p>
      <text:p text:style-name="P5"><text:s text:c="27"/>&lt;li&gt; contenido &lt;/li&gt;</text:p>
      <text:p text:style-name="P5"><text:s text:c="27"/>&lt;li&gt; contenido &lt;/li&gt;</text:p>
      <text:p text:style-name="P5"><text:s text:c="19"/>&lt;/ul&gt;</text:p>
      <text:p text:style-name="P5"><text:s text:c="3"/>&lt;/main&gt;</text:p>
      <text:p text:style-name="P5"/>
      <text:p text:style-name="P7"><text:span text:style-name="T7">Emphasis:</text:span><text:span text:style-name="T6"> </text:span><text:span text:style-name="T4">El </text:span><text:span text:style-name="Strong_20_Emphasis"><text:span text:style-name="T5">elemento HTML </text:span></text:span><text:span text:style-name="Strong_20_Emphasis"><text:span text:style-name="Source_20_Text"><text:span text:style-name="T8">&lt;em&gt;</text:span></text:span></text:span><text:span text:style-name="T4"> es el apropiado para marcar con énfasis las partes importantes de un texto. El elemento </text:span><text:span text:style-name="Source_20_Text"><text:span text:style-name="T8">&lt;em&gt;</text:span></text:span><text:span text:style-name="T4"> puede ser anidado, con cada nivel de anidamiento indicando un mayor grado de énfasis.</text:span></text:p>
      <text:p text:style-name="Text_20_body"/>
      <text:p text:style-name="P8"><text:span text:style-name="T3">Division of content: </text:span><text:span text:style-name="T9">&lt;div&gt;</text:span></text:p>
      <text:p text:style-name="P9">“contenido”</text:p>
      <text:p text:style-name="P8"><text:s text:c="10"/><text:span text:style-name="T9">&lt;/div&gt; </text:span></text:p>
      <text:p text:style-name="P8"><text:s text:c="23"/><text:span text:style-name="T9">(Divide en sectores nuestro contenido en la pagina, como si fueran organizados en cajas invisibles pero realmente son utilizados en el sector de CSS, no tanto en HTML, aunque es muy importante para mantener todo mas prolijo.)</text:span></text:p>
      <text:p text:style-name="P8"/>
      <text:p text:style-name="P8"><text:line-break/></text:p>
      <text:p text:style-name="P5"/>
      <text:p text:style-name="P3"/>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BlinkMacSystemFont, 'Segoe UI', Roboto, Oxygen, Ubuntu, Cantarell, 'Fira Sans', 'Droid Sans', 'Helvetica Neue', sans-serif"/>
    <style:font-face style:name="var font-code" svg:font-family="'var font-code'"/>
    <style:font-face style:name="FreeSans1" svg:font-family="FreeSans" style:font-family-generic="swiss"/>
    <style:font-face style:name="Liberation Mono" svg:font-family="'Liberation Mono'" style:font-family-generic="modern" style:font-pitch="fixed"/>
    <style:font-face style:name="Archivo Black" svg:font-family="'Archivo Black'" style:font-pitch="variable"/>
    <style:font-face style:name="Archivo Narrow" svg:font-family="'Archivo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2T08:05:16.665352777</meta:creation-date>
    <dc:date>2022-12-23T04:23:19.257637108</dc:date>
    <meta:editing-duration>PT19H31M11S</meta:editing-duration>
    <meta:editing-cycles>2</meta:editing-cycles>
    <meta:generator>LibreOffice/6.1.5.2$Linux_X86_64 LibreOffice_project/10$Build-2</meta:generator>
    <meta:document-statistic meta:table-count="0" meta:image-count="0" meta:object-count="0" meta:page-count="2" meta:paragraph-count="45" meta:word-count="220" meta:character-count="1773" meta:non-whitespace-character-count="1268"/>
  </office:meta>
</office:document-meta>
</file>